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emperature Sensor v2.0”</text:p>
            <text:p text:style-name="P1">make.rrrf.org/ts-2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11-18T15:17:51</dc:date>
    <dc:language>en-US</dc:language>
    <meta:editing-cycles>2</meta:editing-cycles>
    <meta:editing-duration>PT1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70" meta:character-count="2130"/>
  </office:meta>
</office:document-meta>
</file>